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ableCollectionImpl.add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ableCollectionImpl.getO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ableCollectionImpl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ableCollectionImpl.ManageableCollectionImpl( 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ableCollectionImpl.ge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